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-Bold" svg:font-family="Corbel-Bold"/>
    <style:font-face style:name="F" svg:font-family="" style:font-family-generic="roman"/>
    <style:font-face style:name="Arial" svg:font-family="Arial" style:font-family-generic="swiss"/>
    <style:font-face style:name="Corbel" svg:font-family="Corbel" style:font-family-generic="swiss"/>
    <style:font-face style:name="Corbel-Bold1" svg:font-family="Corbel-Bold" style:font-family-generic="swiss"/>
    <style:font-face style:name="MyriadPro-Bold" svg:font-family="MyriadPro-Bold" style:font-family-generic="swiss"/>
    <style:font-face style:name="MyriadPro-Regular" svg:font-family="MyriadPro-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Islamist</text:p>
          </table:table-cell>
          <table:table-cell office:value-type="string" calcext:value-type="string">
            <text:p>Separatist</text:p>
          </table:table-cell>
          <table:table-cell office:value-type="string" calcext:value-type="string">
            <text:p>Left Wing</text:p>
          </table:table-cell>
          <table:table-cell office:value-type="string" calcext:value-type="string">
            <text:p>Right Wing</text:p>
          </table:table-cell>
          <table:table-cell office:value-type="string" calcext:value-type="string">
            <text:p>Single Issue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83" calcext:value-type="float">
            <text:p>583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15" calcext:value-type="float">
            <text:p>51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94" calcext:value-type="float">
            <text:p>294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4" calcext:value-type="float">
            <text:p>174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float" office:value="152" calcext:value-type="float">
            <text:p>152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-Bold" svg:font-family="Corbel-Bold"/>
    <style:font-face style:name="F" svg:font-family="" style:font-family-generic="roman"/>
    <style:font-face style:name="Arial" svg:font-family="Arial" style:font-family-generic="swiss"/>
    <style:font-face style:name="Corbel" svg:font-family="Corbel" style:font-family-generic="swiss"/>
    <style:font-face style:name="Corbel-Bold1" svg:font-family="Corbel-Bold" style:font-family-generic="swiss"/>
    <style:font-face style:name="MyriadPro-Bold" svg:font-family="MyriadPro-Bold" style:font-family-generic="swiss"/>
    <style:font-face style:name="MyriadPro-Regular" svg:font-family="MyriadPro-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0T14:22:05.945000000</meta:creation-date>
    <dc:date>2015-01-10T14:42:06.066000000</dc:date>
    <meta:editing-duration>PT4M10S</meta:editing-duration>
    <meta:editing-cycles>1</meta:editing-cycles>
    <meta:document-statistic meta:table-count="1" meta:cell-count="64" meta:object-count="0"/>
    <meta:generator>LibreOffice/4.3.4.1$Windows_x86 LibreOffice_project/bc356b2f991740509f321d70e4512a6a54c5f243</meta:generator>
  </office:meta>
</office:document-meta>
</file>